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3.614cm"/>
    </style:style>
    <style:style style:name="co7" style:family="table-column">
      <style:table-column-properties fo:break-before="auto" style:column-width="0.63cm"/>
    </style:style>
    <style:style style:name="co8" style:family="table-column">
      <style:table-column-properties fo:break-before="auto" style:column-width="2.02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884cm"/>
    </style:style>
    <style:style style:name="co12" style:family="table-column">
      <style:table-column-properties fo:break-before="auto" style:column-width="3.637cm"/>
    </style:style>
    <style:style style:name="co13" style:family="table-column">
      <style:table-column-properties fo:break-before="auto" style:column-width="3.228cm"/>
    </style:style>
    <style:style style:name="co14" style:family="table-column">
      <style:table-column-properties fo:break-before="auto" style:column-width="3.007cm"/>
    </style:style>
    <style:style style:name="co15" style:family="table-column">
      <style:table-column-properties fo:break-before="auto" style:column-width="2.87cm"/>
    </style:style>
    <style:style style:name="co16" style:family="table-column">
      <style:table-column-properties fo:break-before="auto" style:column-width="2.3cm"/>
    </style:style>
    <style:style style:name="co17" style:family="table-column">
      <style:table-column-properties fo:break-before="auto" style:column-width="3.978cm"/>
    </style:style>
    <style:style style:name="co18" style:family="table-column">
      <style:table-column-properties fo:break-before="auto" style:column-width="4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 table:tab-color="#5eb91e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4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1.5pt solid #000000"/>
      <style:paragraph-properties fo:text-align="center" fo:margin-left="0cm"/>
    </style:style>
    <style:style style:name="ce44" style:family="table-cell" style:parent-style-name="Default">
      <style:table-cell-properties fo:border-bottom="none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1.5pt solid #000000" fo:border-right="0.74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1.5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1" style:family="table-cell" style:parent-style-name="Default">
      <style:table-cell-properties fo:border-bottom="none" fo:border-left="0.74pt solid #000000" fo:border-right="0.74pt solid #000000" fo:border-top="none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 style:data-style-name="N4">
      <style:table-cell-properties fo:border="0.74pt solid #000000"/>
    </style:style>
    <style:style style:name="ce54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74pt solid #000000" fo:border-right="1.5pt solid #000000" fo:border-top="0.74pt solid #000000"/>
    </style:style>
    <style:style style:name="ce57" style:family="table-cell" style:parent-style-name="Default">
      <style:table-cell-properties fo:border-bottom="none" fo:border-left="0.74pt solid #000000" fo:border-right="1.5pt solid #000000" fo:border-top="none"/>
    </style:style>
    <style:style style:name="ce58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59" style:family="table-cell" style:parent-style-name="Default" style:data-style-name="N4">
      <style:table-cell-properties fo:border-bottom="0.74pt solid #000000" fo:border-left="0.74pt solid #000000" fo:border-right="1.5pt solid #000000" fo:border-top="0.74pt solid #000000"/>
    </style:style>
    <style:style style:name="ce60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61" style:family="table-cell" style:parent-style-name="Default">
      <style:table-cell-properties fo:border-bottom="0.74pt solid #000000" fo:border-left="1.5pt solid #000000" fo:border-right="0.74pt solid #000000" fo:border-top="1.5pt solid #000000"/>
    </style:style>
    <style:style style:name="ce6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6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6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1.5pt solid #000000" fo:border-right="none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1.5pt solid #000000" fo:border-right="none" fo:border-top="none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order-left="0.74pt solid #000000" fo:border-right="1.5pt solid #000000" fo:border-top="0.74pt solid #000000"/>
    </style:style>
    <style:style style:name="ce41" style:family="table-cell" style:parent-style-name="Default" style:data-style-name="N99">
      <style:table-cell-properties fo:border-bottom="none" fo:border-left="0.74pt solid #000000" fo:border-right="1.5pt solid #000000" fo:border-top="none"/>
    </style:style>
    <style:style style:name="ce42" style:family="table-cell" style:parent-style-name="Default" style:data-style-name="N99">
      <style:table-cell-properties fo:border-bottom="0.74pt solid #000000" fo:border-left="0.74pt solid #000000" fo:border-right="1.5pt solid #000000" fo:border-top="none"/>
    </style:style>
    <style:style style:name="ce8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9" style:family="table-cell" style:parent-style-name="Default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10108"/>
    <style:style style:name="ce91" style:family="table-cell" style:parent-style-name="Default" style:data-style-name="N36"/>
    <style:style style:name="ce124" style:family="table-cell" style:parent-style-name="Default" style:data-style-name="N100"/>
    <style:style style:name="ce12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03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cm"/>
    </style:style>
    <style:style style:name="ce105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1.5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12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3" style:family="table-cell" style:parent-style-name="Default" style:data-style-name="N2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4" style:family="table-cell" style:parent-style-name="Default">
      <style:table-cell-properties fo:border="1.5pt solid #000000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21" style:family="table-cell" style:parent-style-name="Default" style:data-style-name="N2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cm"/>
    </style:style>
    <style:style style:name="ce122" style:family="table-cell" style:parent-style-name="Default" style:data-style-name="N2">
      <style:table-cell-properties fo:border-bottom="1.5pt solid #000000" style:text-align-source="fix" style:repeat-content="false" fo:border-left="0.74pt solid #000000" fo:border-right="1.5pt solid #000000" fo:border-top="none"/>
      <style:paragraph-properties fo:text-align="center" fo:margin-left="0cm"/>
    </style:style>
    <style:style style:name="ce123" style:family="table-cell" style:parent-style-name="Default" style:data-style-name="N4">
      <style:table-cell-properties fo:border-bottom="none" fo:border-left="0.74pt solid #000000" fo:border-right="0.74pt solid #000000" fo:border-top="0.74pt solid #000000"/>
    </style:style>
    <style:style style:name="ce126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127" style:family="table-cell" style:parent-style-name="Default" style:data-style-name="N4">
      <style:table-cell-properties fo:border-bottom="1.5pt solid #000000" fo:border-left="0.74pt solid #000000" fo:border-right="0.74pt solid #000000" fo:border-top="none"/>
    </style:style>
    <style:style style:name="ce128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 style:data-style-name="N4">
      <style:table-cell-properties fo:border-bottom="none" fo:border-left="0.74pt solid #000000" fo:border-right="1.5pt solid #000000" fo:border-top="0.74pt solid #000000"/>
    </style:style>
    <style:style style:name="ce13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3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3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7" style:family="table-cell" style:parent-style-name="Pivot_20_Table_20_Field">
      <style:table-cell-properties fo:border="0.99pt solid #000000"/>
    </style:style>
    <style:style style:name="ce13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4" style:family="table-cell" style:parent-style-name="Pivot_20_Table_20_Value" style:data-style-name="N10108">
      <style:table-cell-properties fo:border-bottom="none" fo:border-left="0.99pt solid #000000" fo:border-right="none" fo:border-top="0.99pt solid #000000"/>
    </style:style>
    <style:style style:name="ce145" style:family="table-cell" style:parent-style-name="Pivot_20_Table_20_Value" style:data-style-name="N10108">
      <style:table-cell-properties fo:border-bottom="none" fo:border-left="0.99pt solid #000000" fo:border-right="none" fo:border-top="none"/>
    </style:style>
    <style:style style:name="ce146" style:family="table-cell" style:parent-style-name="Pivot_20_Table_20_Value" style:data-style-name="N10108">
      <style:table-cell-properties fo:border-bottom="0.99pt solid #000000" fo:border-left="0.99pt solid #000000" fo:border-right="none" fo:border-top="none"/>
    </style:style>
    <style:style style:name="ce147" style:family="table-cell" style:parent-style-name="Pivot_20_Table_20_Result" style:data-style-name="N10108">
      <style:table-cell-properties fo:border-bottom="2.01pt solid #000000" fo:border-left="0.99pt solid #000000" fo:border-right="none" fo:border-top="0.99pt solid #000000"/>
    </style:style>
    <style:style style:name="ce1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0" style:family="table-cell" style:parent-style-name="Pivot_20_Table_20_Value" style:data-style-name="N10108">
      <style:table-cell-properties fo:border-bottom="none" fo:border-left="none" fo:border-right="2.01pt solid #000000" fo:border-top="0.99pt solid #000000"/>
    </style:style>
    <style:style style:name="ce151" style:family="table-cell" style:parent-style-name="Pivot_20_Table_20_Value" style:data-style-name="N10108">
      <style:table-cell-properties fo:border-bottom="none" fo:border-left="none" fo:border-right="2.01pt solid #000000" fo:border-top="none"/>
    </style:style>
    <style:style style:name="ce152" style:family="table-cell" style:parent-style-name="Pivot_20_Table_20_Value" style:data-style-name="N10108">
      <style:table-cell-properties fo:border-bottom="0.99pt solid #000000" fo:border-left="none" fo:border-right="2.01pt solid #000000" fo:border-top="none"/>
    </style:style>
    <style:style style:name="ce153" style:family="table-cell" style:parent-style-name="Pivot_20_Table_20_Result" style:data-style-name="N10108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říjmy výdaje" table:style-name="ta1">
        <table:table-column table:style-name="co1" table:default-cell-style-name="Default"/>
        <table:table-column table:style-name="co2" table:default-cell-style-name="ce45"/>
        <table:table-column table:style-name="co3" table:number-columns-repeated="2" table:default-cell-style-name="ce51"/>
        <table:table-column table:style-name="co2" table:default-cell-style-name="ce57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43"/>
          <table:table-cell table:style-name="ce49" office:value-type="string" calcext:value-type="string">
            <text:p>Příjmy</text:p>
          </table:table-cell>
          <table:table-cell table:style-name="ce49" office:value-type="string" calcext:value-type="string">
            <text:p>Výdaje</text:p>
          </table:table-cell>
          <table:table-cell table:style-name="ce55" office:value-type="string" calcext:value-type="string">
            <text:p>Rozdíl</text:p>
          </table:table-cell>
        </table:table-row>
        <table:table-row table:style-name="ro1">
          <table:table-cell/>
          <table:table-cell table:style-name="ce44" office:value-type="string" calcext:value-type="string">
            <text:p>Ledne</text:p>
          </table:table-cell>
          <table:table-cell table:style-name="ce50" office:value-type="float" office:value="15245" calcext:value-type="float">
            <text:p>15245</text:p>
          </table:table-cell>
          <table:table-cell table:style-name="ce50" office:value-type="float" office:value="14587" calcext:value-type="float">
            <text:p>14587</text:p>
          </table:table-cell>
          <table:table-cell table:style-name="ce56" table:formula="of:=[.C4]-[.D4]"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Únor</text:p>
          </table:table-cell>
          <table:table-cell office:value-type="float" office:value="14368" calcext:value-type="float">
            <text:p>14368</text:p>
          </table:table-cell>
          <table:table-cell office:value-type="float" office:value="12478" calcext:value-type="float">
            <text:p>12478</text:p>
          </table:table-cell>
          <table:table-cell table:formula="of:=[.C5]-[.D5]" office:value-type="float" office:value="1890" calcext:value-type="float">
            <text:p>1890</text:p>
          </table:table-cell>
        </table:table-row>
        <table:table-row table:style-name="ro1">
          <table:table-cell/>
          <table:table-cell office:value-type="string" calcext:value-type="string">
            <text:p>Březen</text:p>
          </table:table-cell>
          <table:table-cell office:value-type="float" office:value="12785" calcext:value-type="float">
            <text:p>12785</text:p>
          </table:table-cell>
          <table:table-cell office:value-type="float" office:value="10300" calcext:value-type="float">
            <text:p>10300</text:p>
          </table:table-cell>
          <table:table-cell table:formula="of:=[.C6]-[.D6]" office:value-type="float" office:value="2485" calcext:value-type="float">
            <text:p>2485</text:p>
          </table:table-cell>
        </table:table-row>
        <table:table-row table:style-name="ro1">
          <table:table-cell/>
          <table:table-cell office:value-type="string" calcext:value-type="string">
            <text:p>Duben</text:p>
          </table:table-cell>
          <table:table-cell office:value-type="float" office:value="15741" calcext:value-type="float">
            <text:p>15741</text:p>
          </table:table-cell>
          <table:table-cell office:value-type="float" office:value="13789" calcext:value-type="float">
            <text:p>13789</text:p>
          </table:table-cell>
          <table:table-cell table:formula="of:=[.C7]-[.D7]" office:value-type="float" office:value="1952" calcext:value-type="float">
            <text:p>1952</text:p>
          </table:table-cell>
        </table:table-row>
        <table:table-row table:style-name="ro1">
          <table:table-cell/>
          <table:table-cell office:value-type="string" calcext:value-type="string">
            <text:p>Květen</text:p>
          </table:table-cell>
          <table:table-cell office:value-type="float" office:value="16125" calcext:value-type="float">
            <text:p>16125</text:p>
          </table:table-cell>
          <table:table-cell office:value-type="float" office:value="14852" calcext:value-type="float">
            <text:p>14852</text:p>
          </table:table-cell>
          <table:table-cell table:formula="of:=[.C8]-[.D8]"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string" calcext:value-type="string">
            <text:p>Červen</text:p>
          </table:table-cell>
          <table:table-cell office:value-type="float" office:value="14687" calcext:value-type="float">
            <text:p>14687</text:p>
          </table:table-cell>
          <table:table-cell office:value-type="float" office:value="11820" calcext:value-type="float">
            <text:p>11820</text:p>
          </table:table-cell>
          <table:table-cell table:formula="of:=[.C9]-[.D9]" office:value-type="float" office:value="2867" calcext:value-type="float">
            <text:p>2867</text:p>
          </table:table-cell>
        </table:table-row>
        <table:table-row table:style-name="ro1">
          <table:table-cell/>
          <table:table-cell table:style-name="ce46" office:value-type="string" calcext:value-type="string">
            <text:p>Celkem</text:p>
          </table:table-cell>
          <table:table-cell table:style-name="ce52" table:formula="of:=SUM([.C4:.C9])" office:value-type="float" office:value="88951" calcext:value-type="float">
            <text:p>88951</text:p>
          </table:table-cell>
          <table:table-cell table:style-name="ce52" table:formula="of:=SUM([.D4:.D9])" office:value-type="float" office:value="77826" calcext:value-type="float">
            <text:p>77826</text:p>
          </table:table-cell>
          <table:table-cell table:style-name="ce58" table:formula="of:=SUM([.E4:.E9])" office:value-type="float" office:value="11125" calcext:value-type="float">
            <text:p>11125</text:p>
          </table:table-cell>
        </table:table-row>
        <table:table-row table:style-name="ro1">
          <table:table-cell/>
          <table:table-cell table:style-name="ce46" office:value-type="string" calcext:value-type="string">
            <text:p>Průměr</text:p>
          </table:table-cell>
          <table:table-cell table:style-name="ce53" table:formula="of:=AVERAGE([.C4:.C9])" office:value-type="float" office:value="14825.1666666667" calcext:value-type="float">
            <text:p>14 825,17</text:p>
          </table:table-cell>
          <table:table-cell table:style-name="ce53" table:formula="of:=AVERAGE([.D4:.D9])" office:value-type="float" office:value="12971" calcext:value-type="float">
            <text:p>12 971,00</text:p>
          </table:table-cell>
          <table:table-cell table:style-name="ce59" table:formula="of:=AVERAGE([.E4:.E9])" office:value-type="float" office:value="1854.16666666667" calcext:value-type="float">
            <text:p>1 854,17</text:p>
          </table:table-cell>
        </table:table-row>
        <table:table-row table:style-name="ro2">
          <table:table-cell/>
          <table:table-cell table:style-name="ce47" office:value-type="string" calcext:value-type="string">
            <text:p>Maximální hodnota</text:p>
          </table:table-cell>
          <table:table-cell table:style-name="ce52" table:formula="of:=MAX([.C4:.C9])" office:value-type="float" office:value="16125" calcext:value-type="float">
            <text:p>16125</text:p>
          </table:table-cell>
          <table:table-cell table:style-name="ce52" table:formula="of:=MAX([.D4:.D9])" office:value-type="float" office:value="14852" calcext:value-type="float">
            <text:p>14852</text:p>
          </table:table-cell>
          <table:table-cell table:style-name="ce58" table:formula="of:=MAX([.E4:.E9])" office:value-type="float" office:value="2867" calcext:value-type="float">
            <text:p>2867</text:p>
          </table:table-cell>
        </table:table-row>
        <table:table-row table:style-name="ro2">
          <table:table-cell/>
          <table:table-cell table:style-name="ce48" office:value-type="string" calcext:value-type="string">
            <text:p>Minimální hodnota</text:p>
          </table:table-cell>
          <table:table-cell table:style-name="ce54" table:formula="of:=MIN([.C4:.C10])" office:value-type="float" office:value="12785" calcext:value-type="float">
            <text:p>12785</text:p>
          </table:table-cell>
          <table:table-cell table:style-name="ce54" table:formula="of:=MIN([.D4:.D10])" office:value-type="float" office:value="10300" calcext:value-type="float">
            <text:p>10300</text:p>
          </table:table-cell>
          <table:table-cell table:style-name="ce60" table:formula="of:=MIN([.E4:.E10])" office:value-type="float" office:value="658" calcext:value-type="float">
            <text:p>658</text:p>
          </table:table-cell>
        </table:table-row>
      </table:table>
      <table:table table:name="Kurzovne" table:style-name="ta1">
        <table:table-column table:style-name="co2" table:default-cell-style-name="Default"/>
        <table:table-column table:style-name="co4" table:default-cell-style-name="ce62"/>
        <table:table-column table:style-name="co2" table:default-cell-style-name="ce58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61" office:value-type="string" calcext:value-type="string">
            <text:p>Jméno</text:p>
          </table:table-cell>
          <table:table-cell table:style-name="ce64" office:value-type="string" calcext:value-type="string">
            <text:p>Kurzovné</text:p>
          </table:table-cell>
        </table:table-row>
        <table:table-row table:style-name="ro1">
          <table:table-cell/>
          <table:table-cell office:value-type="string" calcext:value-type="string">
            <text:p>Burešová Věr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Farská Ilo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Kadlecová Hana</text:p>
          </table:table-cell>
          <table:table-cell office:value-type="string" calcext:value-type="string">
            <text:p>nezaplaceno</text:p>
          </table:table-cell>
        </table:table-row>
        <table:table-row table:style-name="ro1">
          <table:table-cell/>
          <table:table-cell office:value-type="string" calcext:value-type="string">
            <text:p>Klomínková Věr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Konečný Vladimí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Novák Jan</text:p>
          </table:table-cell>
          <table:table-cell office:value-type="string" calcext:value-type="string">
            <text:p>nezaplaceno</text:p>
          </table:table-cell>
        </table:table-row>
        <table:table-row table:style-name="ro1">
          <table:table-cell/>
          <table:table-cell office:value-type="string" calcext:value-type="string">
            <text:p>Zeman Jiří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Celkem zaplatilo</text:p>
          </table:table-cell>
          <table:table-cell table:formula="of:=COUNT([.C3:.C9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63" office:value-type="string" calcext:value-type="string">
            <text:p>Celkem členů</text:p>
          </table:table-cell>
          <table:table-cell table:style-name="ce60" table:formula="of:=COUNTA([.C3:.C9])" office:value-type="float" office:value="7" calcext:value-type="float">
            <text:p>7</text:p>
          </table:table-cell>
        </table:table-row>
      </table:table>
      <table:table table:name="Relativní Absolutní" table:style-name="ta1">
        <table:table-column table:style-name="co5" table:number-columns-repeated="7" table:default-cell-style-name="Default"/>
        <table:table-column table:style-name="co6" table:default-cell-style-name="Default"/>
        <table:table-row table:style-name="ro1" table:number-rows-repeated="4">
          <table:table-cell table:number-columns-repeated="8"/>
        </table:table-row>
        <table:table-row table:style-name="ro3">
          <table:table-cell/>
          <table:table-cell table:style-name="ce66" office:value-type="string" calcext:value-type="string">
            <text:p>X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R+R</text:p>
          </table:table-cell>
          <table:table-cell table:style-name="ce68" office:value-type="string" calcext:value-type="string">
            <text:p>A+A</text:p>
          </table:table-cell>
          <table:table-cell table:style-name="ce68" office:value-type="string" calcext:value-type="string">
            <text:p>A+R</text:p>
          </table:table-cell>
          <table:table-cell table:style-name="ce68" office:value-type="string" calcext:value-type="string">
            <text:p>R+A</text:p>
          </table:table-cell>
          <table:table-cell table:style-name="ce70" office:value-type="string" calcext:value-type="string">
            <text:p>Vynásobení X koeficientem</text:p>
          </table:table-cell>
        </table:table-row>
        <table:table-row table:style-name="ro1">
          <table:table-cell/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formula="of:=[.B6]+[.C6]" office:value-type="float" office:value="22" calcext:value-type="float">
            <text:p>22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6]" office:value-type="float" office:value="22" calcext:value-type="float">
            <text:p>22</text:p>
          </table:table-cell>
          <table:table-cell table:style-name="ce52" table:formula="of:=[.B6]+[.$C$6]" office:value-type="float" office:value="22" calcext:value-type="float">
            <text:p>22</text:p>
          </table:table-cell>
          <table:table-cell table:style-name="ce58" table:formula="of:=[.B6]*[.$C$13]" office:value-type="float" office:value="18.48" calcext:value-type="float">
            <text:p>18,48</text:p>
          </table:table-cell>
        </table:table-row>
        <table:table-row table:style-name="ro1">
          <table:table-cell/>
          <table:table-cell table:style-name="ce62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formula="of:=[.B7]+[.C7]" office:value-type="float" office:value="43" calcext:value-type="float">
            <text:p>43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7]" office:value-type="float" office:value="32" calcext:value-type="float">
            <text:p>32</text:p>
          </table:table-cell>
          <table:table-cell table:style-name="ce52" table:formula="of:=[.B7]+[.$C$6]" office:value-type="float" office:value="33" calcext:value-type="float">
            <text:p>33</text:p>
          </table:table-cell>
          <table:table-cell table:style-name="ce58" table:formula="of:=[.B7]*[.$C$13]" office:value-type="float" office:value="35.42" calcext:value-type="float">
            <text:p>35,42</text:p>
          </table:table-cell>
        </table:table-row>
        <table:table-row table:style-name="ro1">
          <table:table-cell/>
          <table:table-cell table:style-name="ce62" office:value-type="float" office:value="79" calcext:value-type="float">
            <text:p>7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[.B8]+[.C8]" office:value-type="float" office:value="150" calcext:value-type="float">
            <text:p>150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8]" office:value-type="float" office:value="83" calcext:value-type="float">
            <text:p>83</text:p>
          </table:table-cell>
          <table:table-cell table:style-name="ce52" table:formula="of:=[.B8]+[.$C$6]" office:value-type="float" office:value="89" calcext:value-type="float">
            <text:p>89</text:p>
          </table:table-cell>
          <table:table-cell table:style-name="ce58" table:formula="of:=[.B8]*[.$C$13]" office:value-type="float" office:value="121.66" calcext:value-type="float">
            <text:p>121,66</text:p>
          </table:table-cell>
        </table:table-row>
        <table:table-row table:style-name="ro1">
          <table:table-cell/>
          <table:table-cell table:style-name="ce62" office:value-type="float" office:value="36" calcext:value-type="float">
            <text:p>36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formula="of:=[.B9]+[.C9]" office:value-type="float" office:value="60" calcext:value-type="float">
            <text:p>60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9]" office:value-type="float" office:value="36" calcext:value-type="float">
            <text:p>36</text:p>
          </table:table-cell>
          <table:table-cell table:style-name="ce52" table:formula="of:=[.B9]+[.$C$6]" office:value-type="float" office:value="46" calcext:value-type="float">
            <text:p>46</text:p>
          </table:table-cell>
          <table:table-cell table:style-name="ce58" table:formula="of:=[.B9]*[.$C$13]" office:value-type="float" office:value="55.44" calcext:value-type="float">
            <text:p>55,44</text:p>
          </table:table-cell>
        </table:table-row>
        <table:table-row table:style-name="ro1">
          <table:table-cell/>
          <table:table-cell table:style-name="ce62" office:value-type="float" office:value="14" calcext:value-type="float">
            <text:p>14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[.B10]+[.C10]" office:value-type="float" office:value="20" calcext:value-type="float">
            <text:p>20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10]" office:value-type="float" office:value="18" calcext:value-type="float">
            <text:p>18</text:p>
          </table:table-cell>
          <table:table-cell table:style-name="ce52" table:formula="of:=[.B10]+[.$C$6]" office:value-type="float" office:value="24" calcext:value-type="float">
            <text:p>24</text:p>
          </table:table-cell>
          <table:table-cell table:style-name="ce58" table:formula="of:=[.B10]*[.$C$13]" office:value-type="float" office:value="21.56" calcext:value-type="float">
            <text:p>21,56</text:p>
          </table:table-cell>
        </table:table-row>
        <table:table-row table:style-name="ro1">
          <table:table-cell/>
          <table:table-cell table:style-name="ce63" office:value-type="float" office:value="47" calcext:value-type="float">
            <text:p>47</text:p>
          </table:table-cell>
          <table:table-cell table:style-name="ce54" office:value-type="float" office:value="39" calcext:value-type="float">
            <text:p>39</text:p>
          </table:table-cell>
          <table:table-cell table:style-name="ce54" table:formula="of:=[.B11]+[.C11]" office:value-type="float" office:value="86" calcext:value-type="float">
            <text:p>86</text:p>
          </table:table-cell>
          <table:table-cell table:style-name="ce54" table:formula="of:=[.$B$6]+[.$C$6]" office:value-type="float" office:value="22" calcext:value-type="float">
            <text:p>22</text:p>
          </table:table-cell>
          <table:table-cell table:style-name="ce54" table:formula="of:=[.$B$6]+[.C11]" office:value-type="float" office:value="51" calcext:value-type="float">
            <text:p>51</text:p>
          </table:table-cell>
          <table:table-cell table:style-name="ce54" table:formula="of:=[.B11]+[.$C$6]" office:value-type="float" office:value="57" calcext:value-type="float">
            <text:p>57</text:p>
          </table:table-cell>
          <table:table-cell table:style-name="ce60" table:formula="of:=[.B11]*[.$C$13]" office:value-type="float" office:value="72.38" calcext:value-type="float">
            <text:p>72,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 table:number-columns-spanned="2" table:number-rows-spanned="1">
            <text:p>Koeficient</text:p>
          </table:table-cell>
          <table:covered-table-cell table:style-name="ce67"/>
          <table:table-cell table:style-name="ce69" office:value-type="float" office:value="1.54" calcext:value-type="float">
            <text:p>1,54</text:p>
          </table:table-cell>
          <table:table-cell table:number-columns-repeated="5"/>
        </table:table-row>
      </table:table>
      <table:table table:name="Domácí úkol 23.02.2022" table:style-name="ta2"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default-cell-style-name="ce51"/>
        <table:table-column table:style-name="co11" table:default-cell-style-name="ce41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Minimalní počet bodů</text:p>
          </table:table-cell>
          <table:covered-table-cell table:style-name="ce33"/>
          <table:table-cell table:style-name="ce35" office:value-type="float" office:value="50" calcext:value-type="float" table:number-columns-spanned="2" table:number-rows-spanned="1">
            <text:p>50</text:p>
          </table:table-cell>
          <table:covered-table-cell table:style-name="ce38"/>
        </table:table-row>
        <table:table-row table:style-name="ro1">
          <table:table-cell/>
          <table:table-cell table:style-name="ce30" office:value-type="string" calcext:value-type="string">
            <text:p>Příjmení</text:p>
          </table:table-cell>
          <table:table-cell table:style-name="ce34" office:value-type="string" calcext:value-type="string">
            <text:p>Jméno</text:p>
          </table:table-cell>
          <table:table-cell table:style-name="ce36" office:value-type="string" calcext:value-type="string">
            <text:p>Počet bodů</text:p>
          </table:table-cell>
          <table:table-cell table:style-name="ce39" office:value-type="string" calcext:value-type="string">
            <text:p>Výsledek</text:p>
          </table:table-cell>
        </table:table-row>
        <table:table-row table:style-name="ro1">
          <table:table-cell/>
          <table:table-cell office:value-type="string" calcext:value-type="string">
            <text:p>Dvořák</text:p>
          </table:table-cell>
          <table:table-cell office:value-type="string" calcext:value-type="string">
            <text:p>Tomáš</text:p>
          </table:table-cell>
          <table:table-cell table:style-name="ce50" office:value-type="float" office:value="65" calcext:value-type="float">
            <text:p>65</text:p>
          </table:table-cell>
          <table:table-cell table:style-name="ce40" table:formula="of:=IF([.D4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Hniličková</text:p>
          </table:table-cell>
          <table:table-cell office:value-type="string" calcext:value-type="string">
            <text:p>Jana</text:p>
          </table:table-cell>
          <table:table-cell office:value-type="float" office:value="57" calcext:value-type="float">
            <text:p>57</text:p>
          </table:table-cell>
          <table:table-cell table:formula="of:=IF([.D5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Jandová</text:p>
          </table:table-cell>
          <table:table-cell office:value-type="string" calcext:value-type="string">
            <text:p>Markéta</text:p>
          </table:table-cell>
          <table:table-cell office:value-type="float" office:value="45" calcext:value-type="float">
            <text:p>45</text:p>
          </table:table-cell>
          <table:table-cell table:formula="of:=IF([.D6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Konečný</text:p>
          </table:table-cell>
          <table:table-cell office:value-type="string" calcext:value-type="string">
            <text:p>Roman</text:p>
          </table:table-cell>
          <table:table-cell office:value-type="float" office:value="43" calcext:value-type="float">
            <text:p>43</text:p>
          </table:table-cell>
          <table:table-cell table:formula="of:=IF([.D7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Kovářová</text:p>
          </table:table-cell>
          <table:table-cell office:value-type="string" calcext:value-type="string">
            <text:p>Marie</text:p>
          </table:table-cell>
          <table:table-cell office:value-type="float" office:value="65" calcext:value-type="float">
            <text:p>65</text:p>
          </table:table-cell>
          <table:table-cell table:formula="of:=IF([.D8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Krajíčková</text:p>
          </table:table-cell>
          <table:table-cell office:value-type="string" calcext:value-type="string">
            <text:p>Radka</text:p>
          </table:table-cell>
          <table:table-cell office:value-type="float" office:value="50" calcext:value-type="float">
            <text:p>50</text:p>
          </table:table-cell>
          <table:table-cell table:formula="of:=IF([.D9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Králová</text:p>
          </table:table-cell>
          <table:table-cell office:value-type="string" calcext:value-type="string">
            <text:p>Lucie</text:p>
          </table:table-cell>
          <table:table-cell office:value-type="float" office:value="47" calcext:value-type="float">
            <text:p>47</text:p>
          </table:table-cell>
          <table:table-cell table:formula="of:=IF([.D10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Novák</text:p>
          </table:table-cell>
          <table:table-cell office:value-type="string" calcext:value-type="string">
            <text:p>Petr</text:p>
          </table:table-cell>
          <table:table-cell office:value-type="float" office:value="61" calcext:value-type="float">
            <text:p>61</text:p>
          </table:table-cell>
          <table:table-cell table:formula="of:=IF([.D11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Nováková</text:p>
          </table:table-cell>
          <table:table-cell office:value-type="string" calcext:value-type="string">
            <text:p>Alena</text:p>
          </table:table-cell>
          <table:table-cell table:style-name="ce37" office:value-type="float" office:value="70" calcext:value-type="float">
            <text:p>70</text:p>
          </table:table-cell>
          <table:table-cell table:style-name="ce42" table:formula="of:=IF([.D12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Počet úspěšných uchazečů</text:p>
          </table:table-cell>
          <table:covered-table-cell table:number-columns-repeated="2" table:style-name="ce54"/>
          <table:table-cell table:style-name="ce60" table:formula="of:=COUNTIF([.$E4:.$E12];&quot;Splnil&quot;)" office:value-type="float" office:value="6" calcext:value-type="float">
            <text:p>6</text:p>
          </table:table-cell>
        </table:table-row>
      </table:table>
      <table:table table:name="Evidence" table:style-name="ta1" table:protected="true" table:protection-key="G9N43qCtzQY6lcmO7FiK1M1AD9U=" table:protection-key-digest-algorithm="http://www.w3.org/2000/09/xmldsig#sha1">
        <loext:table-protection loext:insert-columns="true" loext:insert-rows="true" loext:delete-columns="true" loext:delete-rows="true"/>
        <table:table-column table:style-name="co2" table:default-cell-style-name="ce87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ce90"/>
        <table:table-column table:style-name="co14" table:default-cell-style-name="ce90"/>
        <table:table-column table:style-name="co15" table:default-cell-style-name="ce91"/>
        <table:table-row table:style-name="ro1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5" office:value-type="string" calcext:value-type="string" table:number-columns-spanned="1" table:number-rows-spanned="2">
            <text:p>Inventární číslo</text:p>
          </table:table-cell>
          <table:table-cell table:style-name="ce85" office:value-type="string" calcext:value-type="string" table:number-columns-spanned="1" table:number-rows-spanned="2">
            <text:p>Název majetku</text:p>
          </table:table-cell>
          <table:table-cell table:style-name="ce89" office:value-type="string" calcext:value-type="string" table:number-columns-spanned="1" table:number-rows-spanned="2">
            <text:p>Provoz</text:p>
          </table:table-cell>
          <table:table-cell table:style-name="ce89" office:value-type="string" calcext:value-type="string" table:number-columns-spanned="1" table:number-rows-spanned="2">
            <text:p>Středisko</text:p>
          </table:table-cell>
          <table:table-cell table:style-name="ce89" office:value-type="string" calcext:value-type="string" table:number-columns-spanned="1" table:number-rows-spanned="2">
            <text:p>Pořizovací cena</text:p>
          </table:table-cell>
          <table:table-cell table:style-name="ce89" office:value-type="string" calcext:value-type="string" table:number-columns-spanned="1" table:number-rows-spanned="2">
            <text:p>Zůstatková cena</text:p>
          </table:table-cell>
          <table:table-cell table:style-name="ce89" office:value-type="string" calcext:value-type="string" table:number-columns-spanned="1" table:number-rows-spanned="2">
            <text:p>Datum zařazení</text:p>
          </table:table-cell>
        </table:table-row>
        <table:table-row table:style-name="ro1">
          <table:covered-table-cell table:number-columns-repeated="7" table:style-name="ce86"/>
        </table:table-row>
        <table:table-row table:style-name="ro1"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</table:table-row>
        <table:table-row table:style-name="ro1"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</table:table-row>
        <table:table-row table:style-name="ro1"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</table:table-row>
        <table:table-row table:style-name="ro1"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</table:table-row>
        <table:table-row table:style-name="ro1"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</table:table-row>
        <table:table-row table:style-name="ro1"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</table:table-row>
        <table:table-row table:style-name="ro1"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0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</table:table-row>
        <table:table-row table:style-name="ro1"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</table:table-row>
        <table:table-row table:style-name="ro1"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</table:table-row>
        <table:table-row table:style-name="ro1"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</table:table-row>
        <table:table-row table:style-name="ro1" table:number-rows-repeated="4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</table:table>
      <table:table table:name="Evidence - Skupiny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86" office:value-type="string" calcext:value-type="string">
            <text:p>Měsíc</text:p>
          </table:table-cell>
          <table:table-cell table:style-name="ce86" office:value-type="string" calcext:value-type="string">
            <text:p>Příjmy</text:p>
          </table:table-cell>
        </table:table-row>
        <table:table-row-group>
          <table:table-row table:style-name="ro1">
            <table:table-cell office:value-type="string" calcext:value-type="string">
              <text:p>Leden</text:p>
            </table:table-cell>
            <table:table-cell office:value-type="float" office:value="25310" calcext:value-type="float">
              <text:p>25310</text:p>
            </table:table-cell>
          </table:table-row>
          <table:table-row table:style-name="ro1">
            <table:table-cell office:value-type="string" calcext:value-type="string">
              <text:p>Únor</text:p>
            </table:table-cell>
            <table:table-cell office:value-type="float" office:value="35690" calcext:value-type="float">
              <text:p>35690</text:p>
            </table:table-cell>
          </table:table-row>
          <table:table-row table:style-name="ro1">
            <table:table-cell office:value-type="string" calcext:value-type="string">
              <text:p>Březen</text:p>
            </table:table-cell>
            <table:table-cell office:value-type="float" office:value="17560" calcext:value-type="float">
              <text:p>17560</text:p>
            </table:table-cell>
          </table:table-row>
        </table:table-row-group>
        <table:table-row table:style-name="ro1">
          <table:table-cell office:value-type="string" calcext:value-type="string">
            <text:p>I. čtvrtletí</text:p>
          </table:table-cell>
          <table:table-cell table:formula="of:=SUM([.B3:.B5])" office:value-type="float" office:value="78560" calcext:value-type="float">
            <text:p>78560</text:p>
          </table:table-cell>
        </table:table-row>
        <table:table-row-group>
          <table:table-row table:style-name="ro1">
            <table:table-cell office:value-type="string" calcext:value-type="string">
              <text:p>Duben</text:p>
            </table:table-cell>
            <table:table-cell office:value-type="float" office:value="45890" calcext:value-type="float">
              <text:p>45890</text:p>
            </table:table-cell>
          </table:table-row>
          <table:table-row table:style-name="ro1">
            <table:table-cell office:value-type="string" calcext:value-type="string">
              <text:p>Květen</text:p>
            </table:table-cell>
            <table:table-cell office:value-type="float" office:value="38200" calcext:value-type="float">
              <text:p>38200</text:p>
            </table:table-cell>
          </table:table-row>
          <table:table-row table:style-name="ro1">
            <table:table-cell office:value-type="string" calcext:value-type="string">
              <text:p>Červen</text:p>
            </table:table-cell>
            <table:table-cell office:value-type="float" office:value="35610" calcext:value-type="float">
              <text:p>35610</text:p>
            </table:table-cell>
          </table:table-row>
        </table:table-row-group>
        <table:table-row table:style-name="ro1">
          <table:table-cell office:value-type="string" calcext:value-type="string">
            <text:p>II. čtvrtletí</text:p>
          </table:table-cell>
          <table:table-cell table:formula="of:=SUM([.B7:.B9])" office:value-type="float" office:value="119700" calcext:value-type="float">
            <text:p>119700</text:p>
          </table:table-cell>
        </table:table-row>
        <table:table-row-group>
          <table:table-row table:style-name="ro1">
            <table:table-cell office:value-type="string" calcext:value-type="string">
              <text:p>Červenec</text:p>
            </table:table-cell>
            <table:table-cell office:value-type="float" office:value="41850" calcext:value-type="float">
              <text:p>41850</text:p>
            </table:table-cell>
          </table:table-row>
          <table:table-row table:style-name="ro1">
            <table:table-cell office:value-type="string" calcext:value-type="string">
              <text:p>Srpen</text:p>
            </table:table-cell>
            <table:table-cell office:value-type="float" office:value="31780" calcext:value-type="float">
              <text:p>31780</text:p>
            </table:table-cell>
          </table:table-row>
          <table:table-row table:style-name="ro1">
            <table:table-cell office:value-type="string" calcext:value-type="string">
              <text:p>Září</text:p>
            </table:table-cell>
            <table:table-cell office:value-type="float" office:value="28740" calcext:value-type="float">
              <text:p>28740</text:p>
            </table:table-cell>
          </table:table-row>
        </table:table-row-group>
        <table:table-row table:style-name="ro1">
          <table:table-cell office:value-type="string" calcext:value-type="string">
            <text:p>III. čtvrtletí</text:p>
          </table:table-cell>
          <table:table-cell table:formula="of:=SUM([.B11:.B13])" office:value-type="float" office:value="102370" calcext:value-type="float">
            <text:p>102370</text:p>
          </table:table-cell>
        </table:table-row>
        <table:table-row-group>
          <table:table-row table:style-name="ro1">
            <table:table-cell office:value-type="string" calcext:value-type="string">
              <text:p>Říjen</text:p>
            </table:table-cell>
            <table:table-cell office:value-type="float" office:value="35690" calcext:value-type="float">
              <text:p>35690</text:p>
            </table:table-cell>
          </table:table-row>
          <table:table-row table:style-name="ro1">
            <table:table-cell office:value-type="string" calcext:value-type="string">
              <text:p>Listopad</text:p>
            </table:table-cell>
            <table:table-cell office:value-type="float" office:value="41270" calcext:value-type="float">
              <text:p>41270</text:p>
            </table:table-cell>
          </table:table-row>
          <table:table-row table:style-name="ro1">
            <table:table-cell office:value-type="string" calcext:value-type="string">
              <text:p>Prosinec</text:p>
            </table:table-cell>
            <table:table-cell office:value-type="float" office:value="27900" calcext:value-type="float">
              <text:p>27900</text:p>
            </table:table-cell>
          </table:table-row>
        </table:table-row-group>
        <table:table-row table:style-name="ro1">
          <table:table-cell office:value-type="string" calcext:value-type="string">
            <text:p>IV. čtvrtletí</text:p>
          </table:table-cell>
          <table:table-cell table:formula="of:=SUM([.B15:.B17])" office:value-type="float" office:value="104860" calcext:value-type="float">
            <text:p>104860</text:p>
          </table:table-cell>
        </table:table-row>
        <table:table-row table:style-name="ro1">
          <table:table-cell office:value-type="string" calcext:value-type="string">
            <text:p>Celkem</text:p>
          </table:table-cell>
          <table:table-cell table:formula="of:=SUM([.B6]+[.B10]+[.B14]+[.B18])" office:value-type="float" office:value="405490" calcext:value-type="float">
            <text:p>405490</text:p>
          </table:table-cell>
        </table:table-row>
      </table:table>
      <table:table table:name="Evidence - Vyhledat" table:style-name="ta1">
        <table:table-column table:style-name="co2" table:default-cell-style-name="ce87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ce90"/>
        <table:table-column table:style-name="co14" table:default-cell-style-name="ce90"/>
        <table:table-column table:style-name="co15" table:default-cell-style-name="ce91"/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85" office:value-type="string" calcext:value-type="string">
            <text:p>Inventární číslo</text:p>
          </table:table-cell>
          <table:table-cell table:style-name="ce85" office:value-type="string" calcext:value-type="string">
            <text:p>Název majetku</text:p>
          </table:table-cell>
          <table:table-cell table:style-name="ce89" office:value-type="string" calcext:value-type="string">
            <text:p>Provoz</text:p>
          </table:table-cell>
          <table:table-cell table:style-name="ce89" office:value-type="string" calcext:value-type="string">
            <text:p>Středisko</text:p>
          </table:table-cell>
          <table:table-cell table:style-name="ce89" office:value-type="string" calcext:value-type="string">
            <text:p>Pořizovací cena</text:p>
          </table:table-cell>
          <table:table-cell table:style-name="ce89" office:value-type="string" calcext:value-type="string">
            <text:p>Zůstatková cena</text:p>
          </table:table-cell>
          <table:table-cell table:style-name="ce89" office:value-type="string" calcext:value-type="string">
            <text:p>Datum zařazení</text:p>
          </table:table-cell>
        </table:table-row>
        <table:table-row table:style-name="ro1"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</table:table-row>
        <table:table-row table:style-name="ro1"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</table:table-row>
        <table:table-row table:style-name="ro1"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</table:table-row>
        <table:table-row table:style-name="ro1"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</table:table-row>
        <table:table-row table:style-name="ro1"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</table:table-row>
        <table:table-row table:style-name="ro1"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</table:table-row>
        <table:table-row table:style-name="ro1"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0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</table:table-row>
        <table:table-row table:style-name="ro1"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</table:table-row>
        <table:table-row table:style-name="ro1"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</table:table-row>
        <table:table-row table:style-name="ro1"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office:value-type="string" calcext:value-type="string">
            <text:p>Funkce vyhledat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table:formula="of:=LOOKUP([.A25];[.A$4:.A$21];[.B$4:.B$21])" office:value-type="string" office:string-value="Stolova pila" calcext:value-type="string">
            <text:p>Stolova pila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Funkce <text:s/>IFERROR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24" office:value-type="string" calcext:value-type="string">
            <text:p>03500</text:p>
          </table:table-cell>
          <table:table-cell office:value-type="string" calcext:value-type="string">
            <text:p>Stolova pila</text:p>
          </table:table-cell>
          <table:table-cell table:formula="of:=IFERROR(LOOKUP([.A28];[.A$4:.A$21];[.B$4:.B$21]);&quot;Majetek nenalezen&quot;)" office:value-type="string" office:string-value="Majetek nenalezen" calcext:value-type="string">
            <text:p>Majetek nenalezen</text:p>
          </table:table-cell>
          <table:table-cell/>
          <table:table-cell table:style-name="Default" table:number-columns-repeated="3"/>
        </table:table-row>
      </table:table>
      <table:table table:name="Evidence - SVyhledat" table:style-name="ta1">
        <table:table-column table:style-name="co2" table:default-cell-style-name="ce87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ce90"/>
        <table:table-column table:style-name="co14" table:default-cell-style-name="ce90"/>
        <table:table-column table:style-name="co15" table:default-cell-style-name="ce91"/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85" office:value-type="string" calcext:value-type="string">
            <text:p>Inventární číslo</text:p>
          </table:table-cell>
          <table:table-cell table:style-name="ce85" office:value-type="string" calcext:value-type="string">
            <text:p>Název majetku</text:p>
          </table:table-cell>
          <table:table-cell table:style-name="ce89" office:value-type="string" calcext:value-type="string">
            <text:p>Provoz</text:p>
          </table:table-cell>
          <table:table-cell table:style-name="ce89" office:value-type="string" calcext:value-type="string">
            <text:p>Středisko</text:p>
          </table:table-cell>
          <table:table-cell table:style-name="ce89" office:value-type="string" calcext:value-type="string">
            <text:p>Pořizovací cena</text:p>
          </table:table-cell>
          <table:table-cell table:style-name="ce89" office:value-type="string" calcext:value-type="string">
            <text:p>Zůstatková cena</text:p>
          </table:table-cell>
          <table:table-cell table:style-name="ce89" office:value-type="string" calcext:value-type="string">
            <text:p>Datum zařazení</text:p>
          </table:table-cell>
        </table:table-row>
        <table:table-row table:style-name="ro1"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</table:table-row>
        <table:table-row table:style-name="ro1"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</table:table-row>
        <table:table-row table:style-name="ro1"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</table:table-row>
        <table:table-row table:style-name="ro1"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</table:table-row>
        <table:table-row table:style-name="ro1"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</table:table-row>
        <table:table-row table:style-name="ro1"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</table:table-row>
        <table:table-row table:style-name="ro1"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0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</table:table-row>
        <table:table-row table:style-name="ro1"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</table:table-row>
        <table:table-row table:style-name="ro1"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</table:table-row>
        <table:table-row table:style-name="ro1"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office:value-type="string" calcext:value-type="string">
            <text:p>Funkce Vlooku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03777</text:p>
          </table:table-cell>
          <table:table-cell table:formula="of:=VLOOKUP([.A$24:.A$27];[.$A$4:.$G$21];[.$C$23];1)" office:value-type="string" office:string-value="Lešení Haki" calcext:value-type="string">
            <text:p>Lešení Haki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04233</text:p>
          </table:table-cell>
          <table:table-cell table:formula="of:=VLOOKUP([.A$24:.A$27];[.$A$4:.$G$21];[.$C$23];1)" office:value-type="string" office:string-value="Kopresor pojízdný" calcext:value-type="string">
            <text:p>Kopresor pojízdn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04187</text:p>
          </table:table-cell>
          <table:table-cell table:formula="of:=VLOOKUP([.A$24:.A$27];[.$A$4:.$G$21];[.$C$23];1)" office:value-type="string" office:string-value="Vysokozdvižný vozík" calcext:value-type="string">
            <text:p>Vysokozdvižný vozík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04233</text:p>
          </table:table-cell>
          <table:table-cell table:formula="of:=VLOOKUP([.A$24:.A$27];[.$A$4:.$G$21];[.$C$23];1)" office:value-type="string" office:string-value="Kopresor pojízdný" calcext:value-type="string">
            <text:p>Kopresor pojízdný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24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Hlooku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formula="of:=HLOOKUP([.A$3];[.$A$3:.$G$21];[.$C$30];0)" office:value-type="string" office:string-value="03666" calcext:value-type="string">
            <text:p>03666</text:p>
          </table:table-cell>
          <table:table-cell table:formula="of:=HLOOKUP([.B$3];[.$A$3:.$G$21];[.$C$30];0)" office:value-type="string" office:string-value="Kopírovací stroj" calcext:value-type="string">
            <text:p>Kopírovací stroj</text:p>
          </table:table-cell>
          <table:table-cell table:formula="of:=HLOOKUP([.C$3];[.$A$3:.$G$21];[.$C$30];0)" office:value-type="string" office:string-value="B" calcext:value-type="string">
            <text:p>B</text:p>
          </table:table-cell>
          <table:table-cell table:formula="of:=HLOOKUP([.D$3];[.$A$3:.$G$21];[.$C$30];0)" office:value-type="string" office:string-value="B01" calcext:value-type="string">
            <text:p>B01</text:p>
          </table:table-cell>
          <table:table-cell table:style-name="Default" table:formula="of:=HLOOKUP([.E$3];[.$A$3:.$G$21];[.$C$30];0)" office:value-type="float" office:value="33360" calcext:value-type="float">
            <text:p>33360</text:p>
          </table:table-cell>
          <table:table-cell table:style-name="Default" table:formula="of:=HLOOKUP([.F$3];[.$A$3:.$G$21];[.$C$30];0)" office:value-type="float" office:value="0" calcext:value-type="float">
            <text:p>0</text:p>
          </table:table-cell>
          <table:table-cell table:style-name="Default" table:formula="of:=HLOOKUP([.G$3];[.$A$3:.$G$21];[.$C$30];0)" office:value-type="float" office:value="35926" calcext:value-type="float">
            <text:p>35926</text:p>
          </table:table-cell>
        </table:table-row>
      </table:table>
      <table:table table:name="Evidence - DMAX" table:style-name="ta1">
        <table:table-column table:style-name="co2" table:default-cell-style-name="ce87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ce90"/>
        <table:table-column table:style-name="co14" table:default-cell-style-name="ce90"/>
        <table:table-column table:style-name="co15" table:default-cell-style-name="ce91"/>
        <table:table-row table:style-name="ro3">
          <table:table-cell table:style-name="ce85" office:value-type="string" calcext:value-type="string">
            <text:p>Inventární číslo</text:p>
          </table:table-cell>
          <table:table-cell table:style-name="ce85" office:value-type="string" calcext:value-type="string">
            <text:p>Název majetku</text:p>
          </table:table-cell>
          <table:table-cell table:style-name="ce89" office:value-type="string" calcext:value-type="string">
            <text:p>Provoz</text:p>
          </table:table-cell>
          <table:table-cell table:style-name="ce89" office:value-type="string" calcext:value-type="string">
            <text:p>Středisko</text:p>
          </table:table-cell>
          <table:table-cell table:style-name="ce89" office:value-type="string" calcext:value-type="string">
            <text:p>Pořizovací cena</text:p>
          </table:table-cell>
          <table:table-cell table:style-name="ce89" office:value-type="string" calcext:value-type="string">
            <text:p>Zůstatková cena</text:p>
          </table:table-cell>
          <table:table-cell table:style-name="ce89" office:value-type="string" calcext:value-type="string">
            <text:p>Datum zařazení</text:p>
          </table:table-cell>
        </table:table-row>
        <table:table-row table:style-name="ro1"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</table:table-row>
        <table:table-row table:style-name="ro1"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</table:table-row>
        <table:table-row table:style-name="ro1"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</table:table-row>
        <table:table-row table:style-name="ro1"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</table:table-row>
        <table:table-row table:style-name="ro1"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</table:table-row>
        <table:table-row table:style-name="ro1"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</table:table-row>
        <table:table-row table:style-name="ro1"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0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</table:table-row>
        <table:table-row table:style-name="ro1"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</table:table-row>
        <table:table-row table:style-name="ro1"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</table:table-row>
        <table:table-row table:style-name="ro1"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office:value-type="string" calcext:value-type="string">
            <text:p>FUNKCE DMAX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formula="of:=DMAX([.$A$1:.$G$19];[.E1];[.A26:.G27])" office:value-type="float" office:value="380000" calcext:value-type="float">
            <text:p>380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3">
          <table:table-cell table:style-name="ce85" office:value-type="string" calcext:value-type="string">
            <text:p>Inventární číslo</text:p>
          </table:table-cell>
          <table:table-cell table:style-name="ce85" office:value-type="string" calcext:value-type="string">
            <text:p>Název majetku</text:p>
          </table:table-cell>
          <table:table-cell table:style-name="ce89" office:value-type="string" calcext:value-type="string">
            <text:p>Provoz</text:p>
          </table:table-cell>
          <table:table-cell table:style-name="ce89" office:value-type="string" calcext:value-type="string">
            <text:p>Středisko</text:p>
          </table:table-cell>
          <table:table-cell table:style-name="ce89" office:value-type="string" calcext:value-type="string">
            <text:p>Pořizovací cena</text:p>
          </table:table-cell>
          <table:table-cell table:style-name="ce89" office:value-type="string" calcext:value-type="string">
            <text:p>Zůstatková cena</text:p>
          </table:table-cell>
          <table:table-cell table:style-name="ce89" office:value-type="string" calcext:value-type="string">
            <text:p>Datum zařazení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/>
          <table:table-cell table:style-name="ce125" office:value-type="string" calcext:value-type="string">
            <text:p>&gt;300000</text:p>
          </table:table-cell>
          <table:table-cell table:style-name="Default" table:number-columns-repeated="2"/>
        </table:table-row>
        <table:table-row table:style-name="ro1">
          <table:table-cell table:style-name="ce124"/>
          <table:table-cell table:number-columns-repeated="3"/>
          <table:table-cell table:style-name="Default" table:number-columns-repeated="3"/>
        </table:table-row>
      </table:table>
      <table:table table:name="Statistika" table:style-name="ta3">
        <table:table-column table:style-name="co2" table:default-cell-style-name="ce103"/>
        <table:table-column table:style-name="co16" table:default-cell-style-name="ce112"/>
        <table:table-column table:style-name="co16" table:default-cell-style-name="ce121"/>
        <table:table-column table:style-name="co2" table:default-cell-style-name="Default"/>
        <table:table-row table:style-name="ro4">
          <table:table-cell table:style-name="ce101" office:value-type="string" calcext:value-type="string">
            <text:p>Poř. č. Měření</text:p>
          </table:table-cell>
          <table:table-cell table:style-name="ce110" office:value-type="string" calcext:value-type="string">
            <text:p>1. dávkovač (kg)</text:p>
          </table:table-cell>
          <table:table-cell table:style-name="ce119" office:value-type="string" calcext:value-type="string">
            <text:p>2. dávkovač (kg)</text:p>
          </table:table-cell>
          <table:table-cell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11" office:value-type="float" office:value="51.5" calcext:value-type="float">
            <text:p>51,50</text:p>
          </table:table-cell>
          <table:table-cell table:style-name="ce120" office:value-type="float" office:value="50.3" calcext:value-type="float">
            <text:p>50,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,00</text:p>
          </table:table-cell>
          <table:table-cell office:value-type="float" office:value="50.7" calcext:value-type="float">
            <text:p>50,7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5" calcext:value-type="float">
            <text:p>48,50</text:p>
          </table:table-cell>
          <table:table-cell office:value-type="float" office:value="48.2" calcext:value-type="float">
            <text:p>48,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,00</text:p>
          </table:table-cell>
          <table:table-cell office:value-type="float" office:value="50.1" calcext:value-type="float">
            <text:p>50,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.3" calcext:value-type="float">
            <text:p>47,30</text:p>
          </table:table-cell>
          <table:table-cell office:value-type="float" office:value="49.9" calcext:value-type="float">
            <text:p>49,9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1" calcext:value-type="float">
            <text:p>48,10</text:p>
          </table:table-cell>
          <table:table-cell office:value-type="float" office:value="51.1" calcext:value-type="float">
            <text:p>51,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8" calcext:value-type="float">
            <text:p>48,80</text:p>
          </table:table-cell>
          <table:table-cell office:value-type="float" office:value="49.8" calcext:value-type="float">
            <text:p>49,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.2" calcext:value-type="float">
            <text:p>49,20</text:p>
          </table:table-cell>
          <table:table-cell office:value-type="float" office:value="48.9" calcext:value-type="float">
            <text:p>48,90</text:p>
          </table:table-cell>
          <table:table-cell/>
        </table:table-row>
        <table:table-row table:style-name="ro1">
          <table:table-cell table:style-name="ce104" office:value-type="float" office:value="9" calcext:value-type="float">
            <text:p>9</text:p>
          </table:table-cell>
          <table:table-cell table:style-name="ce113" office:value-type="float" office:value="52.3" calcext:value-type="float">
            <text:p>52,30</text:p>
          </table:table-cell>
          <table:table-cell table:style-name="ce122" office:value-type="float" office:value="50.3" calcext:value-type="float">
            <text:p>50,3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05" office:value-type="string" calcext:value-type="string" table:number-columns-spanned="4" table:number-rows-spanned="1">
            <text:p>Tabulka výsledků</text:p>
          </table:table-cell>
          <table:covered-table-cell table:number-columns-repeated="3" table:style-name="ce114"/>
        </table:table-row>
        <table:table-row table:style-name="ro1">
          <table:table-cell table:style-name="ce106" table:number-columns-spanned="2" table:number-rows-spanned="1"/>
          <table:covered-table-cell table:style-name="ce115"/>
          <table:table-cell table:style-name="ce115" office:value-type="string" calcext:value-type="string">
            <text:p>1. dávkovač</text:p>
          </table:table-cell>
          <table:table-cell table:style-name="ce128" office:value-type="string" calcext:value-type="string">
            <text:p>2. dávkovač</text:p>
          </table:table-cell>
        </table:table-row>
        <table:table-row table:style-name="ro1">
          <table:table-cell table:style-name="ce107" office:value-type="string" calcext:value-type="string" table:number-columns-spanned="2" table:number-rows-spanned="1">
            <text:p>Průměrná hodnota</text:p>
          </table:table-cell>
          <table:covered-table-cell table:style-name="ce116"/>
          <table:table-cell table:style-name="ce123" table:formula="of:=AVERAGE([.B2:.B10])" office:value-type="float" office:value="49.5222222222222" calcext:value-type="float">
            <text:p>49,52</text:p>
          </table:table-cell>
          <table:table-cell table:style-name="ce129" table:formula="of:=AVERAGE([.C2:.C10])" office:value-type="float" office:value="49.9222222222222" calcext:value-type="float">
            <text:p>49,92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Absolutní hodnota</text:p>
          </table:table-cell>
          <table:covered-table-cell table:style-name="ce117"/>
          <table:table-cell table:style-name="ce126" table:formula="of:=AVEDEV([.B2:.B10])" office:value-type="float" office:value="1.82962962962963" calcext:value-type="float">
            <text:p>1,83</text:p>
          </table:table-cell>
          <table:table-cell table:style-name="ce126" table:formula="of:=AVEDEV([.C2:.C10])" office:value-type="float" office:value="0.641975308641975" calcext:value-type="float">
            <text:p>0,64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Rozptyl</text:p>
          </table:table-cell>
          <table:covered-table-cell table:style-name="ce117"/>
          <table:table-cell table:style-name="ce126" table:formula="of:=COM.MICROSOFT.VAR.P([.B$2:.B$10])" office:value-type="float" office:value="4.30172839506173" calcext:value-type="float">
            <text:p>4,30</text:p>
          </table:table-cell>
          <table:table-cell table:style-name="ce126" table:formula="of:=COM.MICROSOFT.VAR.P([.C$2:.C$10])" office:value-type="float" office:value="0.703950617283951" calcext:value-type="float">
            <text:p>0,70</text:p>
          </table:table-cell>
        </table:table-row>
        <table:table-row table:style-name="ro1">
          <table:table-cell table:style-name="ce109" office:value-type="string" calcext:value-type="string" table:number-columns-spanned="2" table:number-rows-spanned="1">
            <text:p>Směrodatná odchylka</text:p>
          </table:table-cell>
          <table:covered-table-cell table:style-name="ce118"/>
          <table:table-cell table:style-name="ce127" table:formula="of:=COM.MICROSOFT.STDEV.P([.B$2:.B$10])" office:value-type="float" office:value="2.07406084651867" calcext:value-type="float">
            <text:p>2,07</text:p>
          </table:table-cell>
          <table:table-cell table:style-name="ce127" table:formula="of:=COM.MICROSOFT.STDEV.P([.C$2:.C$10])" office:value-type="float" office:value="0.839017650162349" calcext:value-type="float">
            <text:p>0,84</text:p>
          </table:table-cell>
        </table:table-row>
      </table:table>
      <table:table table:name="contingency table" table:style-name="ta1">
        <table:table-column table:style-name="co2" table:default-cell-style-name="ce87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ce90"/>
        <table:table-column table:style-name="co14" table:default-cell-style-name="ce90"/>
        <table:table-column table:style-name="co15" table:default-cell-style-name="ce91"/>
        <table:table-row table:style-name="ro1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85" office:value-type="string" calcext:value-type="string">
            <text:p>Inventární číslo</text:p>
          </table:table-cell>
          <table:table-cell table:style-name="ce85" office:value-type="string" calcext:value-type="string">
            <text:p>Název majetku</text:p>
          </table:table-cell>
          <table:table-cell table:style-name="ce89" office:value-type="string" calcext:value-type="string">
            <text:p>Provoz</text:p>
          </table:table-cell>
          <table:table-cell table:style-name="ce89" office:value-type="string" calcext:value-type="string">
            <text:p>Středisko</text:p>
          </table:table-cell>
          <table:table-cell table:style-name="ce89" office:value-type="string" calcext:value-type="string">
            <text:p>Pořizovací cena</text:p>
          </table:table-cell>
          <table:table-cell table:style-name="ce89" office:value-type="string" calcext:value-type="string">
            <text:p>Zůstatková cena</text:p>
          </table:table-cell>
          <table:table-cell table:style-name="ce89" office:value-type="string" calcext:value-type="string">
            <text:p>Datum zařazení</text:p>
          </table:table-cell>
        </table:table-row>
        <table:table-row table:style-name="ro1"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</table:table-row>
        <table:table-row table:style-name="ro1"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</table:table-row>
        <table:table-row table:style-name="ro1"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</table:table-row>
        <table:table-row table:style-name="ro1"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</table:table-row>
        <table:table-row table:style-name="ro1"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</table:table-row>
        <table:table-row table:style-name="ro1"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</table:table-row>
        <table:table-row table:style-name="ro1"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0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</table:table-row>
        <table:table-row table:style-name="ro1"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</table:table-row>
        <table:table-row table:style-name="ro1"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687300" calcext:value-type="currency">
            <text:p>687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</table:table-row>
        <table:table-row table:style-name="ro1"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</table:table-row>
        <table:table-row table:style-name="ro1" table:number-rows-repeated="4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</table:table>
      <table:table table:name="Pivot Table_contingency table_1" table:style-name="ta1">
        <table:shapes>
          <draw:frame draw:z-index="0" draw:style-name="gr1" draw:text-style-name="P1" svg:width="21.49cm" svg:height="9.95cm" svg:x="13.764cm" svg:y="0.887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0"/>
          <table:table-cell table:style-name="ce136"/>
          <table:table-cell table:style-name="ce142" office:value-type="string" calcext:value-type="string">
            <text:p>Data</text:p>
          </table:table-cell>
          <table:table-cell table:style-name="ce148"/>
        </table:table-row>
        <table:table-row table:style-name="ro1">
          <table:table-cell table:style-name="ce131" office:value-type="string" calcext:value-type="string">
            <text:p>Provoz</text:p>
          </table:table-cell>
          <table:table-cell table:style-name="ce137" office:value-type="string" calcext:value-type="string">
            <text:p>Středisko</text:p>
          </table:table-cell>
          <table:table-cell table:style-name="ce143" office:value-type="string" calcext:value-type="string">
            <text:p>Sum - Pořizovací cena</text:p>
          </table:table-cell>
          <table:table-cell table:style-name="ce149" office:value-type="string" calcext:value-type="string">
            <text:p>Sum - Zůstatková cena</text:p>
          </table:table-cell>
        </table:table-row>
        <table:table-row table:style-name="ro1">
          <table:table-cell table:style-name="ce132" office:value-type="string" calcext:value-type="string">
            <text:p>C</text:p>
          </table:table-cell>
          <table:table-cell table:style-name="ce138" office:value-type="string" calcext:value-type="string">
            <text:p>C01</text:p>
          </table:table-cell>
          <table:table-cell table:style-name="ce144" office:value-type="currency" office:currency="CZK" office:value="72240" calcext:value-type="currency">
            <text:p>72 240,00 Kč</text:p>
          </table:table-cell>
          <table:table-cell table:style-name="ce150" office:value-type="currency" office:currency="CZK" office:value="0" calcext:value-type="currency">
            <text:p>0,00 Kč</text:p>
          </table:table-cell>
        </table:table-row>
        <table:table-row table:style-name="ro1">
          <table:table-cell table:style-name="ce133"/>
          <table:table-cell table:style-name="ce139" office:value-type="string" calcext:value-type="string">
            <text:p>C20</text:p>
          </table:table-cell>
          <table:table-cell table:style-name="ce145" office:value-type="currency" office:currency="CZK" office:value="16500" calcext:value-type="currency">
            <text:p>16 500,00 Kč</text:p>
          </table:table-cell>
          <table:table-cell table:style-name="ce151" office:value-type="currency" office:currency="CZK" office:value="58437.5" calcext:value-type="currency">
            <text:p>58 437,50 Kč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C30</text:p>
          </table:table-cell>
          <table:table-cell table:style-name="ce146" office:value-type="currency" office:currency="CZK" office:value="63483" calcext:value-type="currency">
            <text:p>63 483,00 Kč</text:p>
          </table:table-cell>
          <table:table-cell table:style-name="ce152" office:value-type="currency" office:currency="CZK" office:value="8462.4" calcext:value-type="currency">
            <text:p>8 462,40 Kč</text:p>
          </table:table-cell>
        </table:table-row>
        <table:table-row table:style-name="ro1">
          <table:table-cell table:style-name="ce135" office:value-type="string" calcext:value-type="string">
            <text:p>Total Result</text:p>
          </table:table-cell>
          <table:table-cell table:style-name="ce141"/>
          <table:table-cell table:style-name="ce147" office:value-type="currency" office:currency="CZK" office:value="152223" calcext:value-type="currency">
            <text:p>152 223,00 Kč</text:p>
          </table:table-cell>
          <table:table-cell table:style-name="ce153" office:value-type="currency" office:currency="CZK" office:value="66899.9" calcext:value-type="currency">
            <text:p>66 899,90 Kč</text:p>
          </table:table-cell>
        </table:table-row>
      </table:table>
      <table:named-expressions/>
      <table:database-ranges>
        <table:database-range table:name="__Anonymous_Sheet_DB__6" table:target-range-address="'Evidence - Vyhledat'.A3:'Evidence - Vyhledat'.G21">
          <table:sort>
            <table:sort-by table:field-number="0" table:data-type="automatic"/>
          </table:sort>
        </table:database-range>
        <table:database-range table:name="__Anonymous_Sheet_DB__7" table:target-range-address="'Evidence - SVyhledat'.A3:'Evidence - SVyhledat'.G21">
          <table:sort>
            <table:sort-by table:field-number="0" table:data-type="automatic"/>
          </table:sort>
        </table:database-range>
        <table:database-range table:name="__Anonymous_Sheet_DB__8" table:target-range-address="'Evidence - DMAX'.A1:'Evidence - DMAX'.G1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contingency table_1'.A1:'Pivot Table_contingency table_1'.D8" table:buttons="'Pivot Table_contingency table_1'.A1 'Pivot Table_contingency table_1'.A4 'Pivot Table_contingency table_1'.B4 'Pivot Table_contingency table_1'.C3" table:identify-categories="true">
          <table:source-cell-range table:cell-range-address="'contingency table'.A2:'contingency table'.G20">
            <table:filter>
              <table:filter-condition table:field-number="2" table:value="C" table:operator="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voz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ředisko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řizovací cena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ůstatková cena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currency-style style:name="N10108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16:13.052363183</meta:creation-date>
    <dc:date>2023-03-16T10:57:02.617945870</dc:date>
    <meta:editing-duration>PT7H36M7S</meta:editing-duration>
    <meta:editing-cycles>8</meta:editing-cycles>
    <meta:generator>LibreOffice/7.4.6.2$Linux_X86_64 LibreOffice_project/40$Build-2</meta:generator>
    <meta:document-statistic meta:table-count="12" meta:cell-count="96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91cm" svg:height="9.951cm" xlink:href=".." xlink:type="simple" loext:data-pilot-source="DataPilot1" chart:class="chart:bar" chart:style-name="ch1">
        <chart:legend chart:legend-position="end" svg:x="17.138cm" svg:y="3.261cm" style:legend-expansion="high" chart:style-name="ch2"/>
        <chart:plot-area chart:style-name="ch3" table:cell-range-address="PivotChart" chart:data-source-has-labels="column" svg:x="0.429cm" svg:y="0.199cm" svg:width="16.28cm" svg:height="8.653cm">
          <chart:coordinate-region svg:x="2.717cm" svg:y="0.398cm" svg:width="13.992cm" svg:height="7.40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3"/>
          </chart:series>
          <chart:series chart:style-name="ch8" chart:values-cell-range-address="PT@data 1" chart:label-cell-address="PT@label 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Pořizovací cena</text:p>
                <draw:g>
                  <svg:desc>PT@label 0</svg:desc>
                </draw:g>
              </table:table-cell>
              <table:table-cell office:value-type="string">
                <text:p>Sum - Zůstatková cena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A02</text:p>
                <text:list>
                  <text:list-item>
                    <text:p>A</text:p>
                  </text:list-item>
                  <text:list-item>
                    <text:p>A02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72240">
                <text:p>72240</text:p>
                <draw:g>
                  <svg:desc>PT@data 0</svg:desc>
                </draw:g>
              </table:table-cell>
              <table:table-cell office:value-type="float" office:value="0">
                <text:p>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B B01</text:p>
                <text:list>
                  <text:list-item>
                    <text:p>B</text:p>
                  </text:list-item>
                  <text:list-item>
                    <text:p>B01</text:p>
                  </text:list-item>
                </text:list>
              </table:table-cell>
              <table:table-cell office:value-type="float" office:value="16500">
                <text:p>16500</text:p>
              </table:table-cell>
              <table:table-cell office:value-type="float" office:value="58437.5">
                <text:p>58437.5</text:p>
              </table:table-cell>
            </table:table-row>
            <table:table-row>
              <table:table-cell office:value-type="string">
                <text:p>B B10</text:p>
                <text:list>
                  <text:list-item>
                    <text:p/>
                  </text:list-item>
                  <text:list-item>
                    <text:p>B10</text:p>
                  </text:list-item>
                </text:list>
              </table:table-cell>
              <table:table-cell office:value-type="float" office:value="63483">
                <text:p>63483</text:p>
              </table:table-cell>
              <table:table-cell office:value-type="float" office:value="8462.4">
                <text:p>846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